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104cm" fo:min-width="3.154cm" draw:shadow="hidden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6cm" draw:shadow="hidden"/>
    </style:style>
    <style:style style:name="gr3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7cm" draw:shadow="hidden"/>
    </style:style>
    <style:style style:name="gr4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1.75cm" draw:shadow="hidden"/>
    </style:style>
    <style:style style:name="gr5" style:family="graphic" style:parent-style-name="objectwithoutfill">
      <style:graphic-properties svg:stroke-color="#0066b3" draw:fill="none" draw:textarea-vertical-align="middle" draw:shadow="hidden"/>
    </style:style>
    <style:style style:name="gr6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0.433cm" draw:shadow="hidden"/>
    </style:style>
    <style:style style:name="gr8" style:family="graphic" style:parent-style-name="objectwithoutfill">
      <style:graphic-properties svg:stroke-color="#0066b3" draw:marker-end="Arrow" draw:marker-end-width="0.3cm" draw:fill="none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0" style:family="graphic" style:parent-style-name="objectwithoutfill">
      <style:graphic-properties svg:stroke-color="#0066b3" draw:marker-end="Arrow" draw:marker-end-width="0.3cm" draw:fill="none" draw:fill-color="#ffffff" draw:textarea-vertical-align="middl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77cm"/>
    </style:style>
    <style:style style:name="gr12" style:family="graphic" style:parent-style-name="standard">
      <style:graphic-properties svg:stroke-color="#0066b3" draw:fill-color="#ffffff" draw:textarea-horizontal-align="justify" draw:textarea-vertical-align="middle" draw:auto-grow-height="false" fo:min-height="0.95cm" fo:min-width="3.4cm" draw:shadow="hidden"/>
    </style:style>
    <style:style style:name="gr13" style:family="graphic" style:parent-style-name="objectwithoutfill">
      <style:graphic-properties svg:stroke-color="#3465a4" draw:marker-end="Arrow" draw:marker-end-width="0.3cm" draw:fill="none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 style:list-style-name="L1">
      <style:graphic-properties svg:stroke-color="#0066b3" draw:fill-color="#ffffff" draw:textarea-horizontal-align="justify" draw:textarea-vertical-align="middle" draw:auto-grow-height="false" fo:min-height="1.736cm" fo:min-width="4.286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" fo:font-size="11pt" style:letter-kerning="true" style:font-size-asian="11pt" style:font-name-complex="Lohit Devanagari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8pt"/>
    </style:style>
    <style:style style:name="P5" style:family="paragraph">
      <loext:graphic-properties draw:fill="none"/>
      <style:paragraph-properties fo:text-align="center"/>
      <style:text-properties fo:font-size="11pt" style:font-size-asian="11pt" style:font-size-complex="18pt"/>
    </style:style>
    <style:style style:name="P6" style:family="paragraph">
      <loext:graphic-properties draw:fill="none" draw:fill-color="#ffffff"/>
      <style:text-properties fo:font-size="11pt" style:font-size-asian="11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8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1pt" style:letter-kerning="true" style:font-size-asian="11pt" style:font-name-complex="Lohit Devanagari" style:font-size-complex="18pt"/>
    </style:style>
    <style:style style:name="T2" style:family="text">
      <style:text-properties fo:font-size="11pt" style:font-size-asian="11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8cm" svg:height="1.5cm" svg:x="1.4cm" svg:y="1.4cm">
          <text:p text:style-name="P1"><text:span text:style-name="T1">開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5cm" svg:height="0.6cm" svg:x="8.1cm" svg:y="0.3cm">
          <text:p text:style-name="P1">成り行き買い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2cm" svg:height="1.2cm" svg:x="1.2cm" svg:y="3.7cm">
          <text:p text:style-name="P1"><text:span text:style-name="T2">トップ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5cm" svg:height="2.4cm" svg:x="1cm" svg:y="5.5cm">
          <text:p text:style-name="P1"><text:span text:style-name="T2">欲しいカードが</text:span></text:p>
          <text:p text:style-name="P1"><text:span text:style-name="T2">決まっている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3.3cm" svg:y1="2.9cm" svg:x2="3.3cm" svg:y2="3.7cm" draw:start-shape="id1" draw:start-glue-point="2" draw:end-shape="id2" draw:end-glue-point="0" svg:d="M3300 2900v800" svg:viewBox="0 0 1 801">
          <text:p/>
        </draw:connector>
        <draw:connector draw:style-name="gr5" draw:text-style-name="P5" xml:id="id4" draw:id="id4" draw:layer="layout" draw:type="line" svg:x1="3.3cm" svg:y1="4.9cm" svg:x2="3.25cm" svg:y2="5.5cm" draw:start-shape="id2" draw:start-glue-point="2" draw:end-shape="id3" draw:end-glue-point="4" svg:d="M3300 4900l-50 600" svg:viewBox="0 0 51 601">
          <text:p/>
        </draw:connector>
        <draw:connector draw:style-name="gr5" draw:text-style-name="P5" draw:layer="layout" draw:type="line" svg:x1="3.275cm" svg:y1="5.2cm" svg:x2="3.275cm" svg:y2="5.2cm" draw:start-shape="id4" draw:start-glue-point="0" draw:end-shape="id4" draw:end-glue-point="0" svg:d="M3275 5200z" svg:viewBox="0 0 1 1">
          <text:p/>
        </draw:connector>
        <draw:custom-shape draw:style-name="gr6" draw:text-style-name="P4" xml:id="id8" draw:id="id8" draw:layer="layout" svg:width="3.2cm" svg:height="1.2cm" svg:x="1.6cm" svg:y="9.1cm">
          <text:p text:style-name="P1"><text:span text:style-name="T2">カード検索ページ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3cm" svg:height="0.683cm" svg:x="3.4cm" svg:y="7.838cm">
          <draw:text-box>
            <text:p><text:span text:style-name="T2">YES</text:span></text:p>
          </draw:text-box>
        </draw:frame>
        <draw:custom-shape draw:style-name="gr6" draw:text-style-name="P4" xml:id="id5" draw:id="id5" draw:layer="layout" svg:width="3.2cm" svg:height="1.2cm" svg:x="5.6cm" svg:y="9.1cm">
          <text:p text:style-name="P1"><text:span text:style-name="T2">トップページの</text:span></text:p>
          <text:p text:style-name="P1"><text:span text:style-name="T2">ランダムカー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5.5cm" svg:y1="6.7cm" svg:x2="7.2cm" svg:y2="9.1cm" draw:start-shape="id3" draw:start-glue-point="7" draw:end-shape="id5" draw:end-glue-point="0" svg:d="M5500 6700h1700v2400" svg:viewBox="0 0 1701 2401">
          <text:p/>
        </draw:connector>
        <draw:frame draw:style-name="gr9" draw:text-style-name="P6" draw:layer="layout" svg:width="1.5cm" svg:height="0.962cm" svg:x="7.3cm" svg:y="7.438cm">
          <draw:text-box>
            <text:p><text:span text:style-name="T2">NO</text:span></text:p>
          </draw:text-box>
        </draw:frame>
        <draw:custom-shape draw:style-name="gr6" draw:text-style-name="P4" xml:id="id14" draw:id="id14" draw:layer="layout" svg:width="3.2cm" svg:height="1.2cm" svg:x="1.6cm" svg:y="11.5cm">
          <text:p text:style-name="P1"><text:span text:style-name="T2">カード個別ペー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5cm" svg:height="2.4cm" svg:x="1cm" svg:y="13.5cm">
          <text:p text:style-name="P1"><text:span text:style-name="T2">ログインし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7" draw:id="id7" draw:layer="layout" svg:width="3.2cm" svg:height="1.2cm" svg:x="1.7cm" svg:y="16.7cm">
          <text:p text:style-name="P1"><text:span text:style-name="T2">販売ボタンを押す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3.25cm" svg:y1="15.9cm" svg:x2="3.3cm" svg:y2="16.7cm" draw:start-shape="id6" draw:start-glue-point="6" draw:end-shape="id7" draw:end-glue-point="0" svg:d="M3250 15900l50 800" svg:viewBox="0 0 51 801">
          <text:p/>
        </draw:connector>
        <draw:connector draw:style-name="gr10" draw:text-style-name="P7" draw:layer="layout" draw:type="line" svg:x1="3.25cm" svg:y1="7.9cm" svg:x2="3.2cm" svg:y2="9.1cm" draw:start-shape="id3" draw:start-glue-point="6" draw:end-shape="id8" draw:end-glue-point="0" svg:d="M3250 7900l-50 1200" svg:viewBox="0 0 51 1201">
          <text:p/>
        </draw:connector>
        <draw:frame draw:style-name="gr11" draw:text-style-name="P6" draw:layer="layout" svg:width="1.277cm" svg:height="0.683cm" svg:x="3.9cm" svg:y="15.9cm">
          <draw:text-box>
            <text:p><text:span text:style-name="T2">YES</text:span></text:p>
          </draw:text-box>
        </draw:frame>
        <draw:custom-shape draw:style-name="gr12" draw:text-style-name="P4" xml:id="id9" draw:id="id9" draw:layer="layout" svg:width="3.9cm" svg:height="1.2cm" svg:x="8.8cm" svg:y="1.6cm">
          <text:p text:style-name="P1"><text:span text:style-name="T2">アカウント持ってる？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5.5cm" svg:y1="14.7cm" svg:x2="10.75cm" svg:y2="2.8cm" draw:start-shape="id6" draw:start-glue-point="7" draw:end-shape="id9" draw:end-glue-point="2" svg:d="M5500 14700h5250v-11900" svg:viewBox="0 0 5251 11901">
          <text:p/>
        </draw:connector>
        <draw:frame draw:style-name="gr14" draw:text-style-name="P6" draw:layer="layout" svg:width="1.1cm" svg:height="0.683cm" svg:x="7.2cm" svg:y="13.8cm">
          <draw:text-box>
            <text:p><text:span text:style-name="T2">NO</text:span></text:p>
          </draw:text-box>
        </draw:frame>
        <draw:custom-shape draw:style-name="gr6" draw:text-style-name="P4" xml:id="id10" draw:id="id10" draw:layer="layout" svg:width="3.2cm" svg:height="1.2cm" svg:x="14.4cm" svg:y="1.6cm">
          <text:p text:style-name="P1"><text:span text:style-name="T2">アカウント登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2cm" svg:height="1.2cm" svg:x="11cm" svg:y="3.9cm">
          <text:p text:style-name="P1"><text:span text:style-name="T2">ログインページ</text:span></text:p>
          <draw:enhanced-geometry svg:viewBox="0 0 21600 21600" draw:type="rectangle" draw:enhanced-path="M 0 0 L 21600 0 21600 21600 0 21600 0 0 Z N"/>
        </draw:custom-shape>
        <draw:connector draw:style-name="gr13" draw:text-style-name="P8" draw:layer="layout" svg:x1="12.7cm" svg:y1="2.2cm" svg:x2="14.4cm" svg:y2="2.2cm" draw:start-shape="id9" draw:start-glue-point="1" draw:end-shape="id10" draw:end-glue-point="3" svg:d="M12700 2200h1700" svg:viewBox="0 0 1701 1">
          <text:p/>
        </draw:connector>
        <draw:connector draw:style-name="gr13" draw:text-style-name="P8" draw:layer="layout" svg:x1="12.7cm" svg:y1="2.2cm" svg:x2="12.7cm" svg:y2="2.2cm" draw:start-shape="id9" draw:end-shape="id9" svg:d="M12700 2200z" svg:viewBox="0 0 1 1">
          <text:p/>
        </draw:connector>
        <draw:frame draw:style-name="gr11" draw:text-style-name="P6" draw:layer="layout" svg:width="1.277cm" svg:height="0.683cm" svg:x="12.623cm" svg:y="3.117cm">
          <draw:text-box>
            <text:p><text:span text:style-name="T2">YES</text:span></text:p>
          </draw:text-box>
        </draw:frame>
        <draw:frame draw:style-name="gr15" draw:text-style-name="P6" draw:layer="layout" svg:width="1.086cm" svg:height="0.683cm" svg:x="12.9cm" svg:y="1.2cm">
          <draw:text-box>
            <text:p><text:span text:style-name="T2">NO</text:span></text:p>
          </draw:text-box>
        </draw:frame>
        <draw:line draw:style-name="gr13" draw:text-style-name="P8" draw:layer="layout" svg:x1="12.1cm" svg:y1="2.9cm" svg:x2="12.1cm" svg:y2="3.9cm">
          <text:p/>
        </draw:line>
        <draw:line draw:style-name="gr13" draw:text-style-name="P8" draw:layer="layout" svg:x1="12.5cm" svg:y1="5.1cm" svg:x2="12.5cm" svg:y2="6.3cm">
          <text:p/>
        </draw:line>
        <draw:custom-shape draw:style-name="gr6" draw:text-style-name="P4" draw:layer="layout" svg:width="3.2cm" svg:height="1.2cm" svg:x="10.9cm" svg:y="6.3cm">
          <text:p text:style-name="P1"><text:span text:style-name="T2">カード個別ページ</text:span></text:p>
          <text:p text:style-name="P1"><text:span text:style-name="T2">に戻る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4.2cm" svg:height="1.2cm" svg:x="1.2cm" svg:y="22.6cm">
          <text:p text:style-name="P1"><text:span text:style-name="T2">購入完了！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" draw:id="id11" draw:layer="layout" svg:width="3.9cm" svg:height="1.2cm" svg:x="16.2cm" svg:y="3.8cm">
          <text:p text:style-name="P1"><text:span text:style-name="T2">アカウントページ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9" draw:layer="layout" svg:x1="17.6cm" svg:y1="2.2cm" svg:x2="18.15cm" svg:y2="3.8cm" draw:start-shape="id10" draw:start-glue-point="1" draw:end-shape="id11" draw:end-glue-point="0" svg:d="M17600 2200h550v1600" svg:viewBox="0 0 551 1601">
          <text:p/>
        </draw:connector>
        <draw:custom-shape draw:style-name="gr17" draw:text-style-name="P2" xml:id="id13" draw:id="id13" draw:layer="layout" svg:width="5cm" svg:height="2.2cm" svg:x="2.2cm" svg:y="26.2cm">
          <text:p text:style-name="P1"><text:span text:style-name="T1">ストレージに移動</text:span></text:p>
          <text:p text:style-name="P1"><text:span text:style-name="T1">カードが追加されまし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9" draw:layer="layout" svg:x1="3.3cm" svg:y1="23.8cm" svg:x2="4.7cm" svg:y2="26.2cm" draw:start-shape="id12" draw:start-glue-point="2" draw:end-shape="id13" draw:end-glue-point="0" svg:d="M3300 23800v1200h1400v1200" svg:viewBox="0 0 1401 2401">
          <text:p/>
        </draw:connector>
        <draw:connector draw:style-name="gr16" draw:text-style-name="P9" draw:layer="layout" svg:x1="3.2cm" svg:y1="10.3cm" svg:x2="3.2cm" svg:y2="11.5cm" draw:start-shape="id8" draw:start-glue-point="2" draw:end-shape="id14" draw:end-glue-point="0" svg:d="M3200 10300v1200" svg:viewBox="0 0 1 1201">
          <text:p/>
        </draw:connector>
        <draw:connector draw:style-name="gr16" draw:text-style-name="P9" draw:layer="layout" svg:x1="7.2cm" svg:y1="10.3cm" svg:x2="4.8cm" svg:y2="12.1cm" draw:start-shape="id5" draw:start-glue-point="2" draw:end-shape="id14" draw:end-glue-point="1" svg:d="M7200 10300v1800h-2400" svg:viewBox="0 0 2401 1801">
          <text:p/>
        </draw:connector>
        <draw:connector draw:style-name="gr16" draw:text-style-name="P9" draw:layer="layout" svg:x1="3.2cm" svg:y1="12.7cm" svg:x2="3.25cm" svg:y2="13.5cm" draw:start-shape="id14" draw:start-glue-point="2" draw:end-shape="id6" draw:end-glue-point="4" svg:d="M3200 12700v400h50v400" svg:viewBox="0 0 51 801">
          <text:p/>
        </draw:connector>
        <draw:custom-shape draw:style-name="gr4" draw:text-style-name="P4" xml:id="id15" draw:id="id15" draw:layer="layout" svg:width="4.5cm" svg:height="2.4cm" svg:x="1.1cm" svg:y="18.8cm">
          <text:p text:style-name="P1"><text:span text:style-name="T2">ポイント足りてる？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9" draw:layer="layout" svg:x1="3.3cm" svg:y1="17.9cm" svg:x2="3.35cm" svg:y2="18.8cm" draw:start-shape="id7" draw:start-glue-point="2" draw:end-shape="id15" draw:end-glue-point="4" svg:d="M3300 17900v450h50v450" svg:viewBox="0 0 51 901">
          <text:p/>
        </draw:connector>
        <draw:connector draw:style-name="gr16" draw:text-style-name="P9" draw:layer="layout" svg:x1="3.35cm" svg:y1="21.2cm" svg:x2="3.3cm" svg:y2="22.6cm" draw:start-shape="id15" draw:start-glue-point="6" draw:end-shape="id12" draw:end-glue-point="0" svg:d="M3350 21200v701h-50v699" svg:viewBox="0 0 51 1401">
          <text:p/>
        </draw:connector>
        <draw:frame draw:style-name="gr11" draw:text-style-name="P6" draw:layer="layout" svg:width="1.277cm" svg:height="0.683cm" svg:x="3.623cm" svg:y="21.4cm">
          <draw:text-box>
            <text:p><text:span text:style-name="T2">YES</text:span></text:p>
          </draw:text-box>
        </draw:frame>
        <draw:frame draw:style-name="gr18" draw:text-style-name="P6" draw:layer="layout" svg:width="1.1cm" svg:height="0.683cm" svg:x="6cm" svg:y="19.017cm">
          <draw:text-box>
            <text:p><text:span text:style-name="T2">NO</text:span></text:p>
          </draw:text-box>
        </draw:frame>
        <draw:custom-shape draw:style-name="gr3" draw:text-style-name="P4" xml:id="id16" draw:id="id16" draw:layer="layout" svg:width="4.2cm" svg:height="1.2cm" svg:x="7.7cm" svg:y="19.4cm">
          <text:p text:style-name="P1"><text:span text:style-name="T2">アカウント</text:span></text:p>
          <text:p text:style-name="P1"><text:span text:style-name="T2">ポイント購入ページへ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5.6cm" svg:y1="20cm" svg:x2="7.7cm" svg:y2="20cm" draw:start-shape="id15" draw:start-glue-point="7" draw:end-shape="id16" draw:end-glue-point="3" svg:d="M5600 20000h2100" svg:viewBox="0 0 2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18:58:24.792633072</meta:creation-date>
    <dc:date>2020-02-27T16:09:22.034397050</dc:date>
    <meta:editing-duration>PT1H40M22S</meta:editing-duration>
    <meta:editing-cycles>3</meta:editing-cycles>
    <meta:generator>LibreOffice/6.0.7.3$Linux_X86_64 LibreOffice_project/00m0$Build-3</meta:generator>
    <meta:document-statistic meta:object-count="45"/>
  </office:meta>
</office:document-meta>
</file>